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pl" fo:country="PL" fo:font-weight="bold" style:font-size-asian="12pt" style:font-weight-asian="bold" style:font-size-complex="12pt" style:font-weight-complex="bold"/>
    </style:style>
    <style:style style:name="P2" style:family="paragraph" style:parent-style-name="Standard">
      <style:text-properties fo:font-size="12pt" fo:language="pl" fo:country="PL" fo:font-weight="bold" officeooo:rsid="001c109f" officeooo:paragraph-rsid="001c109f" style:font-size-asian="12pt" style:font-weight-asian="bold" style:font-size-complex="12pt" style:font-weight-complex="bold"/>
    </style:style>
    <style:style style:name="P3" style:family="paragraph" style:parent-style-name="Standard">
      <style:text-properties fo:font-size="12pt" fo:language="pl" fo:country="PL" fo:font-weight="bold" officeooo:rsid="002097f7" officeooo:paragraph-rsid="002097f7" style:font-size-asian="12pt" style:font-weight-asian="bold" style:font-size-complex="12pt" style:font-weight-complex="bold"/>
    </style:style>
    <style:style style:name="P4" style:family="paragraph" style:parent-style-name="Standard">
      <style:text-properties fo:font-size="12pt" fo:language="pl" fo:country="PL" fo:font-weight="normal" style:font-size-asian="12pt" style:font-weight-asian="normal" style:font-size-complex="12pt" style:font-weight-complex="normal"/>
    </style:style>
    <style:style style:name="P5" style:family="paragraph" style:parent-style-name="Standard">
      <style:text-properties fo:font-size="12pt" fo:language="pl" fo:country="PL" fo:font-weight="normal" officeooo:rsid="001b2742" officeooo:paragraph-rsid="001b2742" style:font-size-asian="12pt" style:font-weight-asian="normal" style:font-size-complex="12pt" style:font-weight-complex="normal"/>
    </style:style>
    <style:style style:name="P6" style:family="paragraph" style:parent-style-name="Standard">
      <style:text-properties fo:font-size="12pt" fo:language="pl" fo:country="PL" style:font-size-asian="12pt" style:font-size-complex="12pt"/>
    </style:style>
    <style:style style:name="P7" style:family="paragraph" style:parent-style-name="Standard">
      <style:text-properties fo:font-size="12pt" fo:language="pl" fo:country="PL" officeooo:rsid="0013c3b3" officeooo:paragraph-rsid="0013c3b3" style:font-size-asian="12pt" style:font-size-complex="12pt"/>
    </style:style>
    <style:style style:name="P8" style:family="paragraph" style:parent-style-name="Standard">
      <style:text-properties fo:font-size="12pt" fo:language="pl" fo:country="PL" officeooo:paragraph-rsid="00145385" style:font-size-asian="12pt" style:font-size-complex="12pt"/>
    </style:style>
    <style:style style:name="P9" style:family="paragraph" style:parent-style-name="Standard">
      <style:text-properties fo:font-size="12pt" fo:font-weight="bold" officeooo:rsid="00210c10" officeooo:paragraph-rsid="00210c10" style:font-size-asian="12pt" style:font-weight-asian="bold" style:font-size-complex="12pt" style:font-weight-complex="bold"/>
    </style:style>
    <style:style style:name="P10" style:family="paragraph" style:parent-style-name="Standard">
      <style:text-properties fo:font-size="12pt" fo:font-weight="bold" officeooo:rsid="00317eee" officeooo:paragraph-rsid="00317eee"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5pt" fo:language="pl" fo:country="PL" fo:font-weight="bold" style:font-size-asian="15pt" style:font-weight-asian="bold" style:font-size-complex="15pt" style:font-weight-complex="bold"/>
    </style:style>
    <style:style style:name="P12" style:family="paragraph" style:parent-style-name="Standard" style:list-style-name="L1">
      <style:text-properties fo:font-size="12pt" fo:language="pl" fo:country="PL" officeooo:rsid="00145385" officeooo:paragraph-rsid="00145385" style:font-size-asian="12pt" style:font-size-complex="12pt"/>
    </style:style>
    <style:style style:name="P13" style:family="paragraph" style:parent-style-name="Standard" style:list-style-name="L1">
      <style:text-properties fo:font-size="12pt" fo:language="pl" fo:country="PL" officeooo:paragraph-rsid="00145385" style:font-size-asian="12pt" style:font-size-complex="12pt"/>
    </style:style>
    <style:style style:name="P14" style:family="paragraph" style:parent-style-name="Standard" style:list-style-name="L1">
      <style:text-properties fo:font-size="12pt" fo:language="pl" fo:country="PL" officeooo:paragraph-rsid="001468aa" style:font-size-asian="12pt" style:font-size-complex="12pt"/>
    </style:style>
    <style:style style:name="P15" style:family="paragraph" style:parent-style-name="Standard" style:list-style-name="L2">
      <style:text-properties fo:font-size="12pt" fo:language="pl" fo:country="PL" fo:font-weight="bold" officeooo:rsid="00183bdb" officeooo:paragraph-rsid="00183bdb" style:font-size-asian="12pt" style:font-weight-asian="bold" style:font-size-complex="12pt" style:font-weight-complex="bold"/>
    </style:style>
    <style:style style:name="P16" style:family="paragraph" style:parent-style-name="Standard" style:list-style-name="L2">
      <style:text-properties fo:font-size="12pt" fo:language="pl" fo:country="PL" fo:font-weight="bold" officeooo:rsid="0018e2d8" officeooo:paragraph-rsid="0018e2d8" style:font-size-asian="12pt" style:font-weight-asian="bold" style:font-size-complex="12pt" style:font-weight-complex="bold"/>
    </style:style>
    <style:style style:name="P17" style:family="paragraph" style:parent-style-name="Standard" style:list-style-name="L2">
      <style:text-properties fo:font-size="12pt" fo:language="pl" fo:country="PL" fo:font-weight="bold" officeooo:rsid="001946a7" officeooo:paragraph-rsid="001946a7" style:font-size-asian="12pt" style:font-weight-asian="bold" style:font-size-complex="12pt" style:font-weight-complex="bold"/>
    </style:style>
    <style:style style:name="P18" style:family="paragraph" style:parent-style-name="Standard" style:list-style-name="L2">
      <style:text-properties fo:font-size="12pt" fo:language="pl" fo:country="PL" fo:font-weight="bold" officeooo:rsid="001b2742" officeooo:paragraph-rsid="001b2742" style:font-size-asian="12pt" style:font-weight-asian="bold" style:font-size-complex="12pt" style:font-weight-complex="bold"/>
    </style:style>
    <style:style style:name="P19" style:family="paragraph" style:parent-style-name="Standard" style:list-style-name="L3">
      <style:text-properties fo:font-size="12pt" fo:language="pl" fo:country="PL" fo:font-weight="bold" officeooo:rsid="002097f7" officeooo:paragraph-rsid="002180fc" style:font-size-asian="12pt" style:font-weight-asian="bold" style:font-size-complex="12pt" style:font-weight-complex="bold"/>
    </style:style>
    <style:style style:name="P20" style:family="paragraph" style:parent-style-name="Standard">
      <style:text-properties fo:font-size="12pt" fo:language="pl" fo:country="PL" fo:font-weight="bold" officeooo:rsid="001d0135" officeooo:paragraph-rsid="001e4072" style:font-size-asian="12pt" style:font-weight-asian="bold" style:font-size-complex="12pt" style:font-weight-complex="bold"/>
    </style:style>
    <style:style style:name="P21" style:family="paragraph" style:parent-style-name="Standard">
      <style:text-properties fo:font-size="12pt" fo:language="pl" fo:country="PL" fo:font-weight="normal" officeooo:rsid="001b2742" officeooo:paragraph-rsid="001b2742" style:font-size-asian="12pt" style:font-weight-asian="normal" style:font-size-complex="12pt" style:font-weight-complex="normal"/>
    </style:style>
    <style:style style:name="P22" style:family="paragraph" style:parent-style-name="Standard">
      <style:text-properties fo:font-size="12pt" fo:language="pl" fo:country="PL" fo:font-weight="normal" officeooo:rsid="001765d2" officeooo:paragraph-rsid="00317eee" style:font-size-asian="12pt" style:font-weight-asian="normal" style:font-size-complex="12pt" style:font-weight-complex="normal"/>
    </style:style>
    <style:style style:name="P23" style:family="paragraph" style:parent-style-name="Standard" style:list-style-name="L4">
      <style:text-properties fo:font-size="12pt" officeooo:paragraph-rsid="001e4072" style:font-size-asian="12pt" style:font-size-complex="12pt"/>
    </style:style>
    <style:style style:name="P24" style:family="paragraph" style:parent-style-name="Standard" style:list-style-name="L5">
      <style:text-properties fo:font-size="12pt" officeooo:paragraph-rsid="0023f7bf" style:font-size-asian="12pt" style:font-size-complex="12pt"/>
    </style:style>
    <style:style style:name="P25" style:family="paragraph" style:parent-style-name="Standard" style:list-style-name="L4">
      <style:text-properties fo:font-size="12pt" fo:font-weight="bold" officeooo:rsid="001e4072" officeooo:paragraph-rsid="001e4072" style:font-size-asian="12pt" style:font-weight-asian="bold" style:font-size-complex="12pt" style:font-weight-complex="bold"/>
    </style:style>
    <style:style style:name="P26" style:family="paragraph" style:parent-style-name="Standard" style:list-style-name="L4">
      <style:text-properties fo:font-size="12pt" fo:font-weight="bold" officeooo:rsid="001f959f" officeooo:paragraph-rsid="001f959f" style:font-size-asian="12pt" style:font-weight-asian="bold" style:font-size-complex="12pt" style:font-weight-complex="bold"/>
    </style:style>
    <style:style style:name="P27" style:family="paragraph" style:parent-style-name="Standard" style:list-style-name="L5">
      <style:text-properties fo:font-size="12pt" fo:font-weight="bold" officeooo:rsid="0023f7bf" officeooo:paragraph-rsid="0023f7bf" style:font-size-asian="12pt" style:font-weight-asian="bold" style:font-size-complex="12pt" style:font-weight-complex="bold"/>
    </style:style>
    <style:style style:name="P28" style:family="paragraph" style:parent-style-name="Standard" style:list-style-name="L5">
      <style:text-properties fo:font-size="12pt" fo:font-weight="bold" officeooo:rsid="0022b611" officeooo:paragraph-rsid="0022b611" style:font-size-asian="12pt" style:font-weight-asian="bold" style:font-size-complex="12pt" style:font-weight-complex="bold"/>
    </style:style>
    <style:style style:name="P29" style:family="paragraph" style:parent-style-name="Standard" style:list-style-name="L5">
      <style:text-properties fo:font-size="12pt" fo:font-weight="bold" officeooo:rsid="0022b611" officeooo:paragraph-rsid="0023f7bf" style:font-size-asian="12pt" style:font-weight-asian="bold" style:font-size-complex="12pt" style:font-weight-complex="bold"/>
    </style:style>
    <style:style style:name="P30" style:family="paragraph" style:parent-style-name="Standard" style:list-style-name="L5">
      <style:text-properties fo:font-size="12pt" fo:font-weight="bold" officeooo:rsid="002799fc" officeooo:paragraph-rsid="002799fc" style:font-size-asian="12pt" style:font-weight-asian="bold" style:font-size-complex="12pt" style:font-weight-complex="bold"/>
    </style:style>
    <style:style style:name="P31" style:family="paragraph" style:parent-style-name="Standard" style:list-style-name="L5">
      <style:text-properties fo:font-size="12pt" fo:font-weight="bold" officeooo:rsid="002af90c" officeooo:paragraph-rsid="002af90c" style:font-size-asian="12pt" style:font-weight-asian="bold" style:font-size-complex="12pt" style:font-weight-complex="bold"/>
    </style:style>
    <style:style style:name="P32" style:family="paragraph" style:parent-style-name="Standard" style:list-style-name="L5">
      <style:text-properties fo:font-size="12pt" fo:font-weight="bold" officeooo:rsid="002c2dfe" officeooo:paragraph-rsid="002c2dfe" style:font-size-asian="12pt" style:font-weight-asian="bold" style:font-size-complex="12pt" style:font-weight-complex="bold"/>
    </style:style>
    <style:style style:name="P33" style:family="paragraph" style:parent-style-name="Standard" style:list-style-name="L5">
      <style:text-properties fo:font-size="12pt" fo:font-weight="bold" officeooo:rsid="002deb40" officeooo:paragraph-rsid="002f89e8" style:font-size-asian="12pt" style:font-weight-asian="bold" style:font-size-complex="12pt" style:font-weight-complex="bold"/>
    </style:style>
    <style:style style:name="P34" style:family="paragraph" style:parent-style-name="Standard" style:list-style-name="L5">
      <style:text-properties fo:font-size="12pt" fo:font-weight="bold" officeooo:rsid="002f89e8" officeooo:paragraph-rsid="002f89e8" style:font-size-asian="12pt" style:font-weight-asian="bold" style:font-size-complex="12pt" style:font-weight-complex="bold"/>
    </style:style>
    <style:style style:name="P35" style:family="paragraph" style:parent-style-name="Standard" style:list-style-name="L6">
      <style:text-properties fo:font-size="12pt" fo:font-weight="bold" officeooo:rsid="00317eee" officeooo:paragraph-rsid="00317eee" style:font-size-asian="12pt" style:font-weight-asian="bold" style:font-size-complex="12pt" style:font-weight-complex="bold"/>
    </style:style>
    <style:style style:name="P36" style:family="paragraph" style:parent-style-name="Standard" style:list-style-name="L5">
      <style:text-properties fo:font-size="12pt" fo:font-weight="normal" officeooo:rsid="0023f7bf" officeooo:paragraph-rsid="0023f7bf" style:font-size-asian="12pt" style:font-weight-asian="normal" style:font-size-complex="12pt" style:font-weight-complex="normal"/>
    </style:style>
    <style:style style:name="P37" style:family="paragraph" style:parent-style-name="Standard">
      <style:text-properties fo:font-size="10pt" fo:language="pl" fo:country="PL" fo:font-weight="bold" officeooo:rsid="00317eee" officeooo:paragraph-rsid="0032f1fb"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45385" style:font-weight-asian="normal" style:font-weight-complex="normal"/>
    </style:style>
    <style:style style:name="T3" style:family="text">
      <style:text-properties fo:font-weight="normal" officeooo:rsid="0015b3be" style:font-weight-asian="normal" style:font-weight-complex="normal"/>
    </style:style>
    <style:style style:name="T4" style:family="text">
      <style:text-properties fo:font-weight="normal" officeooo:rsid="0018e2d8" style:font-weight-asian="normal" style:font-weight-complex="normal"/>
    </style:style>
    <style:style style:name="T5" style:family="text">
      <style:text-properties fo:font-weight="normal" officeooo:rsid="0023f7bf" style:font-weight-asian="normal" style:font-weight-complex="normal"/>
    </style:style>
    <style:style style:name="T6" style:family="text">
      <style:text-properties fo:font-weight="normal" officeooo:rsid="0025d7e0" style:font-weight-asian="normal" style:font-weight-complex="normal"/>
    </style:style>
    <style:style style:name="T7" style:family="text">
      <style:text-properties fo:font-weight="normal" officeooo:rsid="00343ef1" style:font-weight-asian="normal" style:font-weight-complex="normal"/>
    </style:style>
    <style:style style:name="T8" style:family="text">
      <style:text-properties fo:font-weight="normal" officeooo:rsid="003657ef" style:font-weight-asian="normal" style:font-weight-complex="normal"/>
    </style:style>
    <style:style style:name="T9" style:family="text">
      <style:text-properties fo:font-weight="normal" officeooo:rsid="001468aa" style:font-weight-asian="normal" style:font-weight-complex="normal"/>
    </style:style>
    <style:style style:name="T10" style:family="text">
      <style:text-properties officeooo:rsid="00123e7d"/>
    </style:style>
    <style:style style:name="T11" style:family="text">
      <style:text-properties fo:font-weight="bold" officeooo:rsid="00145385" style:font-weight-asian="bold" style:font-weight-complex="bold"/>
    </style:style>
    <style:style style:name="T12" style:family="text">
      <style:text-properties fo:language="pl" fo:country="PL"/>
    </style:style>
    <style:style style:name="T13" style:family="text">
      <style:text-properties fo:language="pl" fo:country="PL" fo:font-weight="bold" officeooo:rsid="001e4072" style:font-weight-asian="bold" style:font-weight-complex="bold"/>
    </style:style>
    <style:style style:name="T14" style:family="text">
      <style:text-properties fo:language="pl" fo:country="PL" fo:font-weight="normal" style:font-weight-asian="normal" style:font-weight-complex="normal"/>
    </style:style>
    <style:style style:name="T15" style:family="text">
      <style:text-properties fo:language="pl" fo:country="PL" fo:font-weight="normal" officeooo:rsid="001b2742" style:font-weight-asian="normal" style:font-weight-complex="normal"/>
    </style:style>
    <style:style style:name="T16" style:family="text">
      <style:text-properties fo:language="pl" fo:country="PL" fo:font-weight="normal" officeooo:rsid="001e4072" style:font-weight-asian="normal" style:font-weight-complex="normal"/>
    </style:style>
    <style:style style:name="T17" style:family="text">
      <style:text-properties fo:language="pl" fo:country="PL" fo:font-weight="normal" officeooo:rsid="001f959f" style:font-weight-asian="normal" style:font-weight-complex="normal"/>
    </style:style>
    <style:style style:name="T18" style:family="text">
      <style:text-properties fo:language="pl" fo:country="PL" fo:font-weight="normal" officeooo:rsid="0029878e" style:font-weight-asian="normal" style:font-weight-complex="normal"/>
    </style:style>
    <style:style style:name="T19" style:family="text">
      <style:text-properties fo:language="pl" fo:country="PL" fo:font-weight="normal" officeooo:rsid="002d6c70" style:font-weight-asian="normal" style:font-weight-complex="normal"/>
    </style:style>
    <style:style style:name="T20" style:family="text">
      <style:text-properties fo:language="pl" fo:country="PL" fo:font-weight="normal" officeooo:rsid="002799fc" style:font-weight-asian="normal" style:font-weight-complex="normal"/>
    </style:style>
    <style:style style:name="T21" style:family="text">
      <style:text-properties fo:language="pl" fo:country="PL" fo:font-weight="normal" officeooo:rsid="002f89e8" style:font-weight-asian="normal" style:font-weight-complex="normal"/>
    </style:style>
    <style:style style:name="T22" style:family="text">
      <style:text-properties fo:language="pl" fo:country="PL" fo:font-weight="normal" officeooo:rsid="001765d2" style:font-weight-asian="normal" style:font-weight-complex="normal"/>
    </style:style>
    <style:style style:name="T23" style:family="text">
      <style:text-properties fo:language="pl" fo:country="PL" fo:font-weight="normal" officeooo:rsid="0035996f" style:font-weight-asian="normal" style:font-weight-complex="normal"/>
    </style:style>
    <style:style style:name="T24" style:family="text">
      <style:text-properties fo:language="pl" fo:country="PL" officeooo:rsid="001b2742"/>
    </style:style>
    <style:style style:name="T25" style:family="text">
      <style:text-properties officeooo:rsid="0023f7bf"/>
    </style:style>
    <style:style style:name="T26" style:family="text">
      <style:text-properties officeooo:rsid="00256d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or: Mateusz Findeisen</text:p>
      <text:p text:style-name="P4">Grupa: 1I3</text:p>
      <text:p text:style-name="P4">Zadanie: <text:span text:style-name="T10">3.7 - zmodyfikowane</text:span>, projekt <text:span text:style-name="T10">3</text:span></text:p>
      <text:p text:style-name="P4">Data: <text:span text:style-name="T10">10.0</text:span>1.201<text:span text:style-name="T10">7</text:span>r.</text:p>
      <text:p text:style-name="P1"/>
      <text:p text:style-name="P11">DOKUMENTACJA</text:p>
      <text:p text:style-name="P6"/>
      <text:p text:style-name="P1">Cel programu:</text:p>
      <text:p text:style-name="P7">Program służy do wczytywania współrzędnych wierzchołków figury wypukłej, obliczania jej pola i obwodu. Program rozszerzono o operacje na plikach.</text:p>
      <text:p text:style-name="P6"/>
      <text:p text:style-name="P6"/>
      <text:p text:style-name="P1">Sposób użycia programu:</text:p>
      <text:list xml:id="list7938036924948319230" text:style-name="L1">
        <text:list-item>
          <text:p text:style-name="P12">Wpisanie 'HELP' albo '?' wyświetli listę dostępnych komend.</text:p>
        </text:list-item>
        <text:list-item>
          <text:p text:style-name="P13"><text:span text:style-name="T2">Dodawanie/usuwanie punktów, przykłady:<text:line-break/>- </text:span><text:span text:style-name="T3">DEL</text:span><text:span text:style-name="T2"> 2.1 -.45<text:line-break/>- </text:span><text:span text:style-name="T3">NEW</text:span><text:span text:style-name="T2"><text:line-break/>a następnie:<text:line-break/>0.01 0.0</text:span></text:p>
        </text:list-item>
      </text:list>
      <text:p text:style-name="P8"><text:span text:style-name="T2"><text:tab/>-</text:span><text:span text:style-name="T3">12 00.2</text:span></text:p>
      <text:list xml:id="list131345522060663" text:continue-numbering="true" text:style-name="L1">
        <text:list-header>
          <text:p text:style-name="P14"><text:span text:style-name="T2">s</text:span><text:span text:style-name="T9">top</text:span></text:p>
        </text:list-header>
      </text:list>
      <text:p text:style-name="P4"/>
      <text:p text:style-name="P1">Kod źródłowy:</text:p>
      <text:p text:style-name="P2">I – Operacje na plikach</text:p>
      <text:list xml:id="list8668298734269817819" text:style-name="L2">
        <text:list-item>
          <text:p text:style-name="P15">void reset_pliku(char*):<text:span text:style-name="T1"> Za argument przyjmuje nazwe pliku, jeśli istnieje plik o podanej nazwie, resetuje jego zawartosc. Uruuchamiane przed zapisem do pliku.</text:span></text:p>
        </text:list-item>
        <text:list-item>
          <text:p text:style-name="P15">void pisz(char*,char*):<text:span text:style-name="T1"> Za argumenty przyjmuje wskazanie na napis, który ma zapisać do pliku o nazwie, która jest we wskazaniu na drugi napis.</text:span></text:p>
        </text:list-item>
        <text:list-item>
          <text:p text:style-name="P15">void czytaj(char*,char*):<text:span text:style-name="T1"> Za argumenty przyjmuje nazwe pliku i wskazanie na napis do którego ma wczytać jedną linię tekstu.</text:span></text:p>
        </text:list-item>
        <text:list-item>
          <text:p text:style-name="P16">void save(char*):<text:span text:style-name="T1"> Za argument dostaje wskazanie na napis, w którym znajduje się <text:s/>nazwa pliku docelowego. Traktuje spacje jako część nazwy.</text:span></text:p>
        </text:list-item>
        <text:list-item>
          <text:p text:style-name="P16">void save_encrypted(char*):<text:span text:style-name="T1"> Za argument dostaje wskazanie na napis, w którym znajduje się nazwa pliku oraz hasło, którym użytkownik chce zaszyfrować zawartość. Wszystkie znaki do pierwszej spacji traktuje jak nazwę pliku, wszystkie dalej jako hasło.</text:span></text:p>
        </text:list-item>
        <text:list-item>
          <text:p text:style-name="P17">void load(char*):<text:span text:style-name="T1"> </text:span><text:span text:style-name="T4">Za argument dostaje wskazanie na napis, w którym znajduje się <text:s/>nazwa pliku do </text:span><text:span text:style-name="T1">odczytania</text:span><text:span text:style-name="T4">. Traktuje spacje jako część nazwy.</text:span></text:p>
        </text:list-item>
        <text:list-item>
          <text:p text:style-name="P18">void load_encrypted(char*):<text:span text:style-name="T1"> </text:span><text:span text:style-name="T4">Za argument dostaje wskazanie na napis, w którym znajduje się nazwa pliku oraz hasło, którym użytkownik chce </text:span><text:span text:style-name="T1">odszyfrować zawartość pliku</text:span><text:span text:style-name="T4">. Wszystkie znaki do pierwszej spacji traktuje jak nazwę pliku, wszystkie dalej jako hasło. </text:span><text:span text:style-name="T1">W przypadku złego hasła, zwraca błąd w formie komunikatu na STDOUT</text:span></text:p>
        </text:list-item>
      </text:list>
      <text:p text:style-name="P5"/>
      <text:p text:style-name="P3">II – Operacje szyfrowania - szyfr vigenere</text:p>
      <text:list xml:id="list279286145611164331" text:style-name="L3">
        <text:list-item>
          <text:p text:style-name="P19">void zahasluj_mnie(char*,char*):<text:span text:style-name="T1"> Za argumenty dostaje wskazanie na tablicę znaków będącą teksem do zaszyfrowania oraz hasło, którym ten tekst ma być szyfrowany.</text:span></text:p>
        </text:list-item>
        <text:list-item>
          <text:p text:style-name="P19">void odhasluj_mnie(char*,char*):<text:span text:style-name="T1"> Za argumenty dostaje wskazanie na tablicę znaków będącą teksem do odszyfrowania oraz hasło, którym ten tekst ma być szyfrowany</text:span></text:p>
        </text:list-item>
      </text:list>
      <text:p text:style-name="P5"/>
      <text:p text:style-name="P20">III – Operacje matematyczne</text:p>
      <text:list xml:id="list7942151075546032357" text:style-name="L4">
        <text:list-item>
          <text:p text:style-name="P23"><text:span text:style-name="T13">int prosta(double,double,double,double,double*,double*):</text:span><text:span text:style-name="T16"> Za pierwsze 4 argumenty dostaje współrzędne (x,y) dwóch punktów, a za 2 ostatnie wskazanie na miejsce gdzie mają znaleźć się wartości A i B równania y = Ax + B. Zwraca 1, gdy prosta jest pionowa, i </text:span><text:soft-page-break/><text:span text:style-name="T16">ustawia obie wartości A i B na pierwszą współrzędną pierwszego punktu.</text:span></text:p>
        </text:list-item>
        <text:list-item>
          <text:p text:style-name="P25"><text:span text:style-name="T12">int polozenie_pkt_a_prosta(double,double,double,double,short int):</text:span><text:span text:style-name="T14"> Za pierwsze 2 argumenty dostaje współrzędne (x,y) punktu, a za drugie 2 wartości A i B równania y = Ax + B, do którego ma być przyrównany punkt. </text:span><text:span text:style-name="T17">Za 5 argument funkcja dostaje informacje, czy prosta y = Ax + B jest pionowa. Zwraca:<text:line-break/>- 1, jeśli punkt leży nad prostą (lub na lewo, w przypadku prostej pionowej), <text:line-break/>- 0, jeśli punkt leży na prostej,<text:line-break/>- -1, jeśli punkt leży poniżej prostej (lub na prawo, w przypadku prostej pionowej).</text:span></text:p>
        </text:list-item>
        <text:list-item>
          <text:p text:style-name="P26"><text:span text:style-name="T12">double odleglosc_dwoch_pkt(double,double,double,double):</text:span><text:span text:style-name="T14"> Za argumenty dostaje współrzędne (x,y) dwóch punktów, zwraca odległość między nimi.</text:span></text:p>
        </text:list-item>
        <text:list-item>
          <text:p text:style-name="P26">double pow_trap(double,double,double,double,double):<text:span text:style-name="T1"> Funkcja ta służy do liczenia pola trapezu prostokątnego (liczenie pola pod łamaną). Za pierwsze 2 argumenty dostaje x1 i x2 czyli x-owe współrzędne końców poziomego boku trapezu, za drugie 2 argumenty dostaje A i B równiania y = Ax + B, a ostatni argument informuje, na jakiej prostej poziomej ma leżeć krótszy bok trapezu</text:span></text:p>
        </text:list-item>
      </text:list>
      <text:p text:style-name="P9"><text:span text:style-name="T24">IV – </text:span><text:span text:style-name="T12">Struktura – dwukierunkowa lista cykliczna</text:span></text:p>
      <text:list xml:id="list1389930580331643542" text:style-name="L5">
        <text:list-item>
          <text:p text:style-name="P27">Definicje:</text:p>
          <text:p text:style-name="P28">- struct point{</text:p>
          <text:p text:style-name="P28"><text:s text:c="4"/>double x,y,a,b;</text:p>
          <text:p text:style-name="P28"><text:s text:c="4"/>short int pionowa;</text:p>
          <text:p text:style-name="P28"><text:s text:c="4"/>struct point *prev, *nxt;</text:p>
          <text:p text:style-name="P28">};</text:p>
          <text:p text:style-name="P36">Struktura zawiera:<text:line-break/><text:tab/>- współrzędne (x,y) punktu, którego dotyczy, <text:line-break/><text:tab/>- A i B równania prostej y = Ax + B przechodzącej przez ten i następny punkt<text:line-break/><text:tab/>- informację, czy prosta y = AX + B jest pionowa<text:line-break/><text:tab/>- <text:span text:style-name="T26">wskaźniki na poprzedni i następny punkt (zgodnie z kierunkiem wskazówek <text:tab/><text:tab/> <text:s text:c="2"/>zegara)</text:span></text:p>
          <text:p text:style-name="P28">- struct point *<text:span text:style-name="T25">right</text:span> = NULL;</text:p>
          <text:p text:style-name="P29">struct point *<text:span text:style-name="T25">left</text:span> = NULL;<text:line-break/><text:span text:style-name="T5">Definiuję wskaźniki które będą wskazywać na najmniejszy i największy punkt figury (leksykograficznie)</text:span></text:p>
          <text:p text:style-name="P28">- int ilosc_pkt=0;</text:p>
          <text:p text:style-name="P24"><text:span text:style-name="T5">Definiuję zmienną globalną przechowującą aktualną liczbę punktów, gdzie 0 oznacza brak punktów</text:span><text:span text:style-name="T15">.</text:span></text:p>
        </text:list-item>
        <text:list-item>
          <text:p text:style-name="P30"><text:span text:style-name="T24">void dodaj_pkt(char*):</text:span><text:span text:style-name="T15"> </text:span><text:span text:style-name="T14">Uruchamiane komendą 'NEW', za argument dostaje wskazanie na napis zawierający informację o tym, jakie punkty dodać, lub brak tej informacji. W drugim przypadku wczytuje je od użytkownika aż do podania komendy 'STOP' każdorazowo przesyłając wartość punktów do funkcji 'STRUKTURA_PUNKTOW_DODAJ'</text:span></text:p>
        </text:list-item>
        <text:list-item>
          <text:p text:style-name="P30"><text:span text:style-name="T12">void struktura_punktow_dodaj(double,double):</text:span><text:span text:style-name="T14"> Funkcja ta za argumenty dostaje współrzędne (x,y) punktu do dodania. Można ją podzelić na 3 części:<text:line-break/>- Dodawanie pierwszych 2 punktów: </text:span><text:span text:style-name="T18">T</text:span><text:span text:style-name="T14">worzenie struktury, powiązań *prev i *nxt, określanie *left i *right, liczenie A i B<text:line-break/>- Dodawanie trzeciego punktu: Punkt nie może leżeć na dotychczasowej prostej, więc powstaje pierwsza figura wypukła: trójkąt.<text:line-break/>- </text:span><text:span text:style-name="T18">Dodawanie następnych punktów: Żeby punkt można było dodać, tak, aby figura zachowała wypukłość, musi on leżeć w obszarze ograniczonym jednym z boków dotychczasowej figury oraz dwoma prostymi zawierające każda po jednym boku figury i przechodzące przez jeden z punktów odcinka ograniczającego (inny niż ten, przez który przechodzi ta druga).</text:span><text:span text:style-name="T19"> Sprawdza to: 'IS_VALID'</text:span></text:p>
        </text:list-item>
        <text:list-item>
          <text:p text:style-name="P31">int is_valid(double,double,struct point*,short int):<text:span text:style-name="T1"> Za pierwsze 2 argumenty funkcja ta dostaje współrzędne (x,y) punktu, który chcę dodać, następnie wskaźnik *tmp na element </text:span><text:soft-page-break/><text:span text:style-name="T1">odnośnie którego sprawdzam, czy za nim mogę dodać ten punkt (tak, żeby *tmp→nxt = punkt dodawany), oraz informację czy w tej struktórze cyklicznej minąłem już skrajny prawy punkt.<text:line-break/>Funkcja zwraca:<text:line-break/>- 0, gdy punkt leży na którymś z boków lub jego przedłużeniu (postanowiłem nie uznawać takich punktów),<text:line-break/>- 1, gdy sprawdzenie dla tego punktu nie daje jednoznacznej odpowiedzi, czy punkt może być dodany czy nie,<text:line-break/>- 2, gdy sprawdzenie wykazuje, że to właśnie punkt *tmp wobec którego sprawdzamy znalazłby się w środku figury, gdyby ten punk</text:span><text:span text:style-name="T8">t</text:span><text:span text:style-name="T1"> dodać,<text:line-break/>- 3, gdy punkt można dodać za punktem *tmp,<text:line-break/>AWARYJNE:<text:line-break/>- 4, gdy z jakiegoś powodu funkcja nie potrafiła określić jak położenie punktu wpłynęłoby na figurę, prawdopodobnie 4 zostanie zwrócone, kiedy punkt nie będzie określony.</text:span></text:p>
        </text:list-item>
        <text:list-item>
          <text:p text:style-name="P32">void wstaw_za(struct point*, struct point*):<text:span text:style-name="T1"> Za argumenty funkcja dostaje adres elementu za którym chcemy dodać punkt, którego adres jest drugim argumentem wywołania tej funkcji. Zajmuje się ona ustaleniem odpowiednich relacji oraz ustaleniem niektórych wartości.</text:span></text:p>
        </text:list-item>
        <text:list-item>
          <text:p text:style-name="P33">void usun_pkt(char*): <text:span text:style-name="T20">Uruchamiane komendą '</text:span><text:span text:style-name="T21">DEL</text:span><text:span text:style-name="T20">', za argument dostaje wskazanie na napis zawierający informację o tym, jakie punkty </text:span><text:span text:style-name="T21">usunąć</text:span><text:span text:style-name="T20">, lub brak tej informacji. W drugim przypadku wczytuje je od użytkownika aż do podania komendy 'STOP' każdorazowo przesyłając wartość punktów do funkcji 'STRUKTURA_PUNKTOW_</text:span><text:span text:style-name="T21">USUN</text:span><text:span text:style-name="T20">'</text:span></text:p>
        </text:list-item>
        <text:list-item>
          <text:p text:style-name="P33">void struktura_punktow_usun(double,double): <text:span text:style-name="T20">Funkcja ta za argumenty dostaje współrzędne (x,y) punktu do </text:span><text:span text:style-name="T21">usunięcia.</text:span><text:span text:style-name="T20"> </text:span><text:span text:style-name="T21">Przy usuwaniu zajmuje się ona zachowaniem poprawności relacji pomiędzy punktami jak i zmianą zmiennej globalnej 'LEFT' lub 'RIGHT' jeśli zachodzi taka potrzeba.</text:span></text:p>
        </text:list-item>
        <text:list-item>
          <text:p text:style-name="P34"><text:span text:style-name="T12">void perim():</text:span><text:span text:style-name="T14"> Funkcja wywoływana za pomocą komendy 'PERIM', liczy obwód figury sumując odległości między każdymi dwoma punktami</text:span></text:p>
        </text:list-item>
        <text:list-item>
          <text:p text:style-name="P34">void area():<text:span text:style-name="T1"> Funkcja wywoływana za pomocą komendy 'AREA', liczy powierzchnię figury metodą trapezów. Dzieli figurę prostymi pionowymi na segmenty, od punktu do punktu, tak, żeby przez każdy punkt przechodziła jedna prosta pionowa. Następnie korzystając z funkcji 'POW_TRAP' oblicza obszar między kolejnymi dwoma prostymi.</text:span></text:p>
        </text:list-item>
      </text:list>
      <text:p text:style-name="P10">V – Miscellaneous</text:p>
      <text:list xml:id="list4430024302668793962" text:style-name="L6">
        <text:list-item>
          <text:p text:style-name="P35">void free_for_all():<text:span text:style-name="T1"> Usuwa wszystkie punkty z pamięci programu. Zalecane wykonanie zapisu punktów do pliku nawet przed uruchomieniem jej. Wywoływana przy pomocy komendy 'DELALL' oraz 'Q'</text:span></text:p>
        </text:list-item>
        <text:list-item>
          <text:p text:style-name="P35">void points():<text:span text:style-name="T1"> Wypisuje wszystkie punkty poczynając od 'LEFT', idąc zgodnie z kierunkiem wskazówek zegara i zaznaczając oba wyróżnione punkty 'LEFT' i 'RIGHT'.</text:span></text:p>
        </text:list-item>
        <text:list-item>
          <text:p text:style-name="P35">void blad(int):<text:span text:style-name="T1"> Wskazuje w którym miejscu jest błąd w komendach zdefiniowanych w programie.</text:span></text:p>
        </text:list-item>
        <text:list-item>
          <text:p text:style-name="P35">void help():<text:span text:style-name="T1"> Wyświetla spis wszystkich dostępnych komend.</text:span></text:p>
        </text:list-item>
        <text:list-item>
          <text:p text:style-name="P35">int main(): <text:span text:style-name="T22">Tutaj następuje sprawdzenie jaką komendę wpisał użytkownik. Wywołanie funkcji uruchomionych przez użytkownika podpisane komentarzem </text:span><text:span text:style-name="T14">w kodzie</text:span><text:span text:style-name="T22">, np.: </text:span><text:span text:style-name="T23">'</text:span><text:span text:style-name="T22">/** DEL */</text:span><text:span text:style-name="T23">'</text:span></text:p>
        </text:list-item>
      </text:list>
      <text:p text:style-name="P22"/>
      <text:p text:style-name="P22"/>
      <text:p text:style-name="P22"/>
      <text:p text:style-name="P22"/>
      <text:p text:style-name="P37"><text:span text:style-name="T6"/></text:p>
      <text:p text:style-name="P37"><text:span text:style-name="T6"/></text:p>
      <text:p text:style-name="P37"><text:span text:style-name="T6"/></text:p>
      <text:p text:style-name="P37"><text:span text:style-name="T6">W razie jakichkolwiek problemów z programem proszę o napisanie maila </text:span><text:span text:style-name="T7">z</text:span><text:span text:style-name="T6"> dokładną informacją odnośnie okoliczności błędu:<text:tab/><text:tab/>mfindeis@mion.elka.pw.edu.p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9:44:26.941000000</meta:creation-date>
    <dc:date>2017-01-11T13:13:44.741000000</dc:date>
    <meta:editing-duration>PT2H35M14S</meta:editing-duration>
    <meta:editing-cycles>19</meta:editing-cycles>
    <meta:generator>LibreOffice/4.4.3.2$Windows_x86 LibreOffice_project/88805f81e9fe61362df02b9941de8e38a9b5fd16</meta:generator>
    <meta:document-statistic meta:table-count="0" meta:image-count="0" meta:object-count="0" meta:page-count="3" meta:paragraph-count="56" meta:word-count="1205" meta:character-count="8365" meta:non-whitespace-character-count="7212"/>
  </office:meta>
</office:document-meta>
</file>